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e6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3cm" svg:height="1.3cm" svg:x="7.2cm" svg:y="0.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8.2cm" svg:y="0cm">
          <text:p text:style-name="P2"><text:span text:style-name="T2">-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" draw:id="id2" draw:layer="layout" svg:width="1.3cm" svg:height="1.3cm" svg:x="9.202cm" svg:y="2.402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10.202cm" svg:y="2.002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8.5cm" svg:y1="1.05cm" svg:x2="9.852cm" svg:y2="2.402cm" draw:start-shape="id1" draw:start-glue-point="10" draw:end-shape="id2" draw:end-glue-point="4" svg:d="M8500 1050h1352v1352" svg:viewBox="0 0 1353 1353">
          <text:p/>
        </draw:connector>
        <draw:custom-shape draw:style-name="gr1" draw:text-style-name="P1" xml:id="id3" draw:id="id3" draw:layer="layout" svg:width="1.3cm" svg:height="1.3cm" svg:x="3.2cm" svg:y="2.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4.202cm" svg:y="2.002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7.2cm" svg:y1="1.05cm" svg:x2="3.85cm" svg:y2="2.4cm" draw:start-shape="id1" draw:start-glue-point="6" draw:end-shape="id3" draw:end-glue-point="4" svg:d="M7200 1050h-3350v1350" svg:viewBox="0 0 3351 1351">
          <text:p/>
        </draw:connector>
        <draw:custom-shape draw:style-name="gr1" draw:text-style-name="P1" xml:id="id4" draw:id="id4" draw:layer="layout" svg:width="1.3cm" svg:height="1.3cm" svg:x="5.202cm" svg:y="4.40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6.202cm" svg:y="4.002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4.5cm" svg:y1="3.05cm" svg:x2="5.852cm" svg:y2="4.402cm" draw:start-shape="id3" draw:start-glue-point="10" draw:end-shape="id4" draw:end-glue-point="4" svg:d="M4500 3050h1352v1352" svg:viewBox="0 0 1353 1353">
          <text:p/>
        </draw:connector>
        <draw:custom-shape draw:style-name="gr1" draw:text-style-name="P1" xml:id="id5" draw:id="id5" draw:layer="layout" svg:width="1.3cm" svg:height="1.3cm" svg:x="1.204cm" svg:y="4.40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2.204cm" svg:y="4.004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3.2cm" svg:y1="3.05cm" svg:x2="1.854cm" svg:y2="4.404cm" draw:start-shape="id3" draw:start-glue-point="6" draw:end-shape="id5" draw:end-glue-point="4" svg:d="M3200 3050h-1346v1354" svg:viewBox="0 0 1347 1355">
          <text:p/>
        </draw:connector>
        <draw:custom-shape draw:style-name="gr1" draw:text-style-name="P1" xml:id="id7" draw:id="id7" draw:layer="layout" svg:width="1.3cm" svg:height="1.3cm" svg:x="7.204cm" svg:y="6.40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8.204cm" svg:y="6.004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6" draw:id="id6" draw:layer="layout" svg:width="1.3cm" svg:height="1.3cm" svg:x="11.206cm" svg:y="4.406cm">
          <text:p text:style-name="P1"><text:span text:style-name="T1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12.206cm" svg:y="4.006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0.502cm" svg:y1="3.052cm" svg:x2="11.856cm" svg:y2="4.406cm" draw:start-shape="id2" draw:start-glue-point="10" draw:end-shape="id6" draw:end-glue-point="4" svg:d="M10502 3052h1354v1354" svg:viewBox="0 0 1355 1355">
          <text:p/>
        </draw:connector>
        <draw:connector draw:style-name="gr3" draw:text-style-name="P2" draw:layer="layout" svg:x1="6.502cm" svg:y1="5.052cm" svg:x2="7.854cm" svg:y2="6.404cm" draw:start-shape="id4" draw:start-glue-point="10" draw:end-shape="id7" draw:end-glue-point="4" svg:d="M6502 5052h1352v1352" svg:viewBox="0 0 1353 1353">
          <text:p/>
        </draw:connector>
        <draw:custom-shape draw:style-name="gr1" draw:text-style-name="P1" xml:id="id8" draw:id="id8" draw:layer="layout" svg:width="1.3cm" svg:height="1.3cm" svg:x="10.202cm" svg:y="9.40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11.202cm" svg:y="9.002cm">
          <text:p text:style-name="P2"><text:span text:style-name="T2">-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9" draw:id="id9" draw:layer="layout" svg:width="1.3cm" svg:height="1.3cm" svg:x="12.204cm" svg:y="11.404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13.204cm" svg:y="11.004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1.502cm" svg:y1="10.052cm" svg:x2="12.854cm" svg:y2="11.404cm" draw:start-shape="id8" draw:start-glue-point="10" draw:end-shape="id9" draw:end-glue-point="4" svg:d="M11502 10052h1352v1352" svg:viewBox="0 0 1353 1353">
          <text:p/>
        </draw:connector>
        <draw:custom-shape draw:style-name="gr1" draw:text-style-name="P1" xml:id="id10" draw:id="id10" draw:layer="layout" svg:width="1.3cm" svg:height="1.3cm" svg:x="6.202cm" svg:y="11.40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7.204cm" svg:y="11.004cm">
          <text:p text:style-name="P2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10.202cm" svg:y1="10.052cm" svg:x2="6.852cm" svg:y2="11.402cm" draw:start-shape="id8" draw:start-glue-point="6" draw:end-shape="id10" draw:end-glue-point="4" svg:d="M10202 10052h-3350v1350" svg:viewBox="0 0 3351 1351">
          <text:p/>
        </draw:connector>
        <draw:custom-shape draw:style-name="gr1" draw:text-style-name="P1" xml:id="id11" draw:id="id11" draw:layer="layout" svg:width="1.3cm" svg:height="1.3cm" svg:x="8.204cm" svg:y="13.404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9.204cm" svg:y="13.004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7.502cm" svg:y1="12.052cm" svg:x2="8.854cm" svg:y2="13.404cm" draw:start-shape="id10" draw:start-glue-point="10" draw:end-shape="id11" draw:end-glue-point="4" svg:d="M7502 12052h1352v1352" svg:viewBox="0 0 1353 1353">
          <text:p/>
        </draw:connector>
        <draw:custom-shape draw:style-name="gr1" draw:text-style-name="P1" xml:id="id12" draw:id="id12" draw:layer="layout" svg:width="1.3cm" svg:height="1.3cm" svg:x="4.206cm" svg:y="13.4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5.206cm" svg:y="13.006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6.202cm" svg:y1="12.052cm" svg:x2="4.856cm" svg:y2="13.406cm" draw:start-shape="id10" draw:start-glue-point="6" draw:end-shape="id12" draw:end-glue-point="4" svg:d="M6202 12052h-1346v1354" svg:viewBox="0 0 1347 1355">
          <text:p/>
        </draw:connector>
        <draw:connector draw:style-name="gr3" draw:text-style-name="P2" draw:layer="layout" svg:x1="13.504cm" svg:y1="12.054cm" svg:x2="14.858cm" svg:y2="13.408cm" draw:start-shape="id9" draw:start-glue-point="10" svg:d="M13504 12054h928v1354h426" svg:viewBox="0 0 1355 1355">
          <text:p/>
        </draw:connector>
        <draw:custom-shape draw:style-name="gr1" draw:text-style-name="P1" xml:id="id13" draw:id="id13" draw:layer="layout" svg:width="1.3cm" svg:height="1.3cm" svg:x="2.21cm" svg:y="15.41cm">
          <text:p text:style-name="P1"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draw:layer="layout" svg:width="0.9cm" svg:height="0.5cm" svg:x="3.21cm" svg:y="15.01cm">
          <text:p text:style-name="P2"><text:span text:style-name="T2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svg:x1="4.206cm" svg:y1="14.056cm" svg:x2="2.86cm" svg:y2="15.41cm" draw:start-shape="id12" draw:start-glue-point="6" draw:end-shape="id13" draw:end-glue-point="4" svg:d="M4206 14056h-1346v1354" svg:viewBox="0 0 1347 1355">
          <text:p/>
        </draw:connector>
        <draw:custom-shape draw:style-name="gr1" draw:text-style-name="P1" xml:id="id14" draw:id="id14" draw:layer="layout" svg:width="1.3cm" svg:height="1.3cm" svg:x="10.204cm" svg:y="17.404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5" draw:id="id15" draw:layer="layout" svg:width="1.3cm" svg:height="1.3cm" svg:x="13.206cm" svg:y="19.406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6" draw:id="id16" draw:layer="layout" svg:width="1.3cm" svg:height="1.3cm" svg:x="7.206cm" svg:y="19.4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11.504cm" svg:y1="18.054cm" svg:x2="13.396cm" svg:y2="19.596cm" draw:start-shape="id14" draw:start-glue-point="10" draw:end-shape="id15" draw:end-glue-point="5" svg:d="M11504 18054l1892 1542" svg:viewBox="0 0 1893 1543">
          <text:p/>
        </draw:connector>
        <draw:connector draw:style-name="gr4" draw:text-style-name="P2" draw:layer="layout" draw:type="line" svg:x1="10.204cm" svg:y1="18.054cm" svg:x2="8.316cm" svg:y2="19.596cm" draw:start-shape="id14" draw:start-glue-point="6" draw:end-shape="id16" draw:end-glue-point="11" svg:d="M10204 18054l-1888 1542" svg:viewBox="0 0 1889 1543">
          <text:p/>
        </draw:connector>
        <draw:custom-shape draw:style-name="gr1" draw:text-style-name="P1" xml:id="id18" draw:id="id18" draw:layer="layout" svg:width="1.3cm" svg:height="1.3cm" svg:x="9.206cm" svg:y="21.40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9" draw:id="id19" draw:layer="layout" svg:width="1.3cm" svg:height="1.3cm" svg:x="11.206cm" svg:y="21.406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0" draw:id="id20" draw:layer="layout" svg:width="1.3cm" svg:height="1.3cm" svg:x="15.206cm" svg:y="21.40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17" draw:id="id17" draw:layer="layout" svg:width="1.3cm" svg:height="1.3cm" svg:x="5.206cm" svg:y="21.40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7.396cm" svg:y1="20.516cm" svg:x2="6.316cm" svg:y2="21.596cm" draw:start-shape="id16" draw:start-glue-point="7" draw:end-shape="id17" draw:end-glue-point="11" svg:d="M7396 20516l-1080 1080" svg:viewBox="0 0 1081 1081">
          <text:p/>
        </draw:connector>
        <draw:connector draw:style-name="gr4" draw:text-style-name="P2" draw:layer="layout" draw:type="line" svg:x1="8.316cm" svg:y1="20.516cm" svg:x2="9.396cm" svg:y2="21.596cm" draw:start-shape="id16" draw:start-glue-point="9" draw:end-shape="id18" draw:end-glue-point="5" svg:d="M8316 20516l1080 1080" svg:viewBox="0 0 1081 1081">
          <text:p/>
        </draw:connector>
        <draw:connector draw:style-name="gr4" draw:text-style-name="P2" draw:layer="layout" draw:type="line" svg:x1="13.396cm" svg:y1="20.516cm" svg:x2="12.316cm" svg:y2="21.596cm" draw:start-shape="id15" draw:start-glue-point="7" draw:end-shape="id19" draw:end-glue-point="11" svg:d="M13396 20516l-1080 1080" svg:viewBox="0 0 1081 1081">
          <text:p/>
        </draw:connector>
        <draw:connector draw:style-name="gr4" draw:text-style-name="P2" draw:layer="layout" draw:type="line" svg:x1="14.316cm" svg:y1="20.516cm" svg:x2="15.396cm" svg:y2="21.596cm" draw:start-shape="id15" draw:start-glue-point="9" draw:end-shape="id20" draw:end-glue-point="5" svg:d="M14316 20516l1080 1080" svg:viewBox="0 0 1081 1081">
          <text:p/>
        </draw:connector>
        <draw:custom-shape draw:style-name="gr1" draw:text-style-name="P1" xml:id="id21" draw:id="id21" draw:layer="layout" svg:width="1.3cm" svg:height="1.3cm" svg:x="3.206cm" svg:y="23.40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xml:id="id22" draw:id="id22" draw:layer="layout" svg:width="1.3cm" svg:height="1.3cm" svg:x="17.206cm" svg:y="23.406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5.396cm" svg:y1="22.516cm" svg:x2="4.316cm" svg:y2="23.596cm" draw:start-shape="id17" draw:start-glue-point="7" draw:end-shape="id21" draw:end-glue-point="11" svg:d="M5396 22516l-1080 1080" svg:viewBox="0 0 1081 1081">
          <text:p/>
        </draw:connector>
        <draw:connector draw:style-name="gr4" draw:text-style-name="P2" draw:layer="layout" draw:type="line" svg:x1="16.316cm" svg:y1="22.516cm" svg:x2="17.396cm" svg:y2="23.596cm" draw:start-shape="id20" draw:start-glue-point="9" draw:end-shape="id22" draw:end-glue-point="5" svg:d="M16316 22516l1080 1080" svg:viewBox="0 0 1081 1081">
          <text:p/>
        </draw:connector>
        <draw:custom-shape draw:style-name="gr1" draw:text-style-name="P1" xml:id="id23" draw:id="id23" draw:layer="layout" svg:width="1.3cm" svg:height="1.3cm" svg:x="7.206cm" svg:y="23.40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2" draw:layer="layout" draw:type="line" svg:x1="6.316cm" svg:y1="22.516cm" svg:x2="7.396cm" svg:y2="23.596cm" draw:start-shape="id17" draw:start-glue-point="9" draw:end-shape="id23" draw:end-glue-point="5" svg:d="M6316 22516l1080 1080" svg:viewBox="0 0 1081 1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7T09:03:47.842000000</meta:creation-date>
    <dc:date>2014-03-03T22:24:18.459000000</dc:date>
    <meta:editing-duration>P4DT10H26M58S</meta:editing-duration>
    <meta:editing-cycles>3</meta:editing-cycles>
    <meta:generator>LibreOffice/4.2.1.1$Windows_x86 LibreOffice_project/d7dbbd7842e6a58b0f521599204e827654e1fb8b</meta:generator>
    <meta:document-statistic meta:object-count="57"/>
  </office:meta>
</office:document-meta>
</file>